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7a82a"/>
    </style:style>
    <style:style style:name="P2" style:family="paragraph" style:parent-style-name="Standard">
      <style:text-properties officeooo:rsid="00163060" officeooo:paragraph-rsid="00163060"/>
    </style:style>
    <style:style style:name="P3" style:family="paragraph" style:parent-style-name="Standard">
      <style:text-properties officeooo:rsid="00163060" officeooo:paragraph-rsid="001a3785"/>
    </style:style>
    <style:style style:name="P4" style:family="paragraph" style:parent-style-name="Standard">
      <style:text-properties officeooo:rsid="00163060" officeooo:paragraph-rsid="001dc380"/>
    </style:style>
    <style:style style:name="P5" style:family="paragraph" style:parent-style-name="Standard">
      <style:text-properties officeooo:rsid="00163060" officeooo:paragraph-rsid="003cd6a3"/>
    </style:style>
    <style:style style:name="P6" style:family="paragraph" style:parent-style-name="Standard">
      <style:paragraph-properties fo:text-align="center" style:justify-single-word="false"/>
      <style:text-properties officeooo:rsid="00163060" officeooo:paragraph-rsid="003cd6a3"/>
    </style:style>
    <style:style style:name="P7" style:family="paragraph" style:parent-style-name="Standard">
      <style:text-properties officeooo:paragraph-rsid="001f52bf"/>
    </style:style>
    <style:style style:name="P8" style:family="paragraph" style:parent-style-name="Standard">
      <style:text-properties fo:font-weight="normal" officeooo:paragraph-rsid="00216d1b" style:font-weight-asian="normal" style:font-weight-complex="normal"/>
    </style:style>
    <style:style style:name="P9" style:family="paragraph" style:parent-style-name="Standard">
      <style:text-properties fo:font-weight="normal" officeooo:paragraph-rsid="00252b50" style:font-weight-asian="normal" style:font-weight-complex="normal"/>
    </style:style>
    <style:style style:name="P10" style:family="paragraph" style:parent-style-name="Standard">
      <style:text-properties officeooo:paragraph-rsid="002eb51f"/>
    </style:style>
    <style:style style:name="P11" style:family="paragraph" style:parent-style-name="Standard">
      <style:text-properties officeooo:paragraph-rsid="001dc380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07a82a" officeooo:paragraph-rsid="001f52bf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f52bf"/>
    </style:style>
    <style:style style:name="P1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7a82a"/>
    </style:style>
    <style:style style:name="P15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7a82a" officeooo:paragraph-rsid="001bf838"/>
    </style:style>
    <style:style style:name="P16" style:family="paragraph" style:parent-style-name="Heading_20_2">
      <style:text-properties fo:font-size="12pt" officeooo:paragraph-rsid="003009de" style:font-size-asian="12pt" style:font-size-complex="12pt"/>
    </style:style>
    <style:style style:name="P17" style:family="paragraph" style:parent-style-name="Text_20_body">
      <style:text-properties fo:font-size="12pt" officeooo:paragraph-rsid="003009de" style:font-size-asian="12pt" style:font-size-complex="12pt"/>
    </style:style>
    <style:style style:name="P18" style:family="paragraph" style:parent-style-name="Text_20_body">
      <style:paragraph-properties fo:text-align="center" style:justify-single-word="false"/>
      <style:text-properties fo:font-size="12pt" officeooo:paragraph-rsid="003009de" style:font-size-asian="12pt" style:font-size-complex="12pt"/>
    </style:style>
    <style:style style:name="P19" style:family="paragraph" style:parent-style-name="Text_20_body">
      <style:text-properties fo:font-style="normal" officeooo:paragraph-rsid="001f52bf" style:font-style-asian="normal" style:font-style-complex="normal"/>
    </style:style>
    <style:style style:name="P20" style:family="paragraph" style:parent-style-name="Standard">
      <style:text-properties officeooo:rsid="0007a82a" officeooo:paragraph-rsid="001f52bf"/>
    </style:style>
    <style:style style:name="P21" style:family="paragraph" style:parent-style-name="Standard" style:list-style-name="L1">
      <style:text-properties fo:font-weight="normal" officeooo:rsid="003e322e" officeooo:paragraph-rsid="003e322e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3f06cb" officeooo:paragraph-rsid="003f06cb" style:font-weight-asian="normal" style:font-weight-complex="normal"/>
    </style:style>
    <style:style style:name="P23" style:family="paragraph" style:parent-style-name="Standard">
      <style:text-properties fo:font-weight="normal" officeooo:paragraph-rsid="00252b50" style:font-weight-asian="normal" style:font-weight-complex="normal"/>
    </style:style>
    <style:style style:name="P24" style:family="paragraph" style:parent-style-name="Standard">
      <style:text-properties fo:font-weight="normal" officeooo:paragraph-rsid="00534583" style:font-weight-asian="normal" style:font-weight-complex="normal"/>
    </style:style>
    <style:style style:name="P25" style:family="paragraph" style:parent-style-name="Standard" style:list-style-name="L1">
      <style:text-properties officeooo:paragraph-rsid="003fdc46"/>
    </style:style>
    <style:style style:name="P26" style:family="paragraph" style:parent-style-name="Standard" style:list-style-name="L2">
      <style:text-properties officeooo:paragraph-rsid="00468adb"/>
    </style:style>
    <style:style style:name="P27" style:family="paragraph" style:parent-style-name="Standard">
      <style:text-properties fo:font-style="italic" officeooo:rsid="00163060" officeooo:paragraph-rsid="001a3785" style:font-style-asian="italic" style:font-style-complex="italic"/>
    </style:style>
    <style:style style:name="P28" style:family="paragraph" style:parent-style-name="Standard">
      <style:text-properties fo:font-style="italic" officeooo:rsid="00163060" officeooo:paragraph-rsid="001b4914" style:font-style-asian="italic" style:font-style-complex="italic"/>
    </style:style>
    <style:style style:name="P29" style:family="paragraph" style:parent-style-name="Standard" style:list-style-name="L3">
      <style:text-properties fo:font-style="normal" fo:font-weight="normal" officeooo:paragraph-rsid="00216d1b" style:font-style-asian="normal" style:font-weight-asian="normal" style:font-style-complex="normal" style:font-weight-complex="normal"/>
    </style:style>
    <style:style style:name="T1" style:family="text">
      <style:text-properties officeooo:rsid="0007a82a"/>
    </style:style>
    <style:style style:name="T2" style:family="text">
      <style:text-properties officeooo:rsid="000912e0"/>
    </style:style>
    <style:style style:name="T3" style:family="text">
      <style:text-properties officeooo:rsid="000c1e2a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0261" style:font-weight-asian="bold" style:font-weight-complex="bold"/>
    </style:style>
    <style:style style:name="T7" style:family="text">
      <style:text-properties fo:font-weight="bold" officeooo:rsid="001fa648" style:font-weight-asian="bold" style:font-weight-complex="bold"/>
    </style:style>
    <style:style style:name="T8" style:family="text">
      <style:text-properties fo:font-weight="bold" officeooo:rsid="0022c30b" style:font-weight-asian="bold" style:font-weight-complex="bold"/>
    </style:style>
    <style:style style:name="T9" style:family="text">
      <style:text-properties fo:font-weight="bold" officeooo:rsid="00247432" style:font-weight-asian="bold" style:font-weight-complex="bold"/>
    </style:style>
    <style:style style:name="T10" style:family="text">
      <style:text-properties fo:font-weight="bold" officeooo:rsid="00288fe7" style:font-weight-asian="bold" style:font-weight-complex="bold"/>
    </style:style>
    <style:style style:name="T11" style:family="text">
      <style:text-properties fo:font-weight="bold" officeooo:rsid="0028d22e" style:font-weight-asian="bold" style:font-weight-complex="bold"/>
    </style:style>
    <style:style style:name="T12" style:family="text">
      <style:text-properties fo:font-weight="bold" officeooo:rsid="002c2815" style:font-weight-asian="bold" style:font-weight-complex="bold"/>
    </style:style>
    <style:style style:name="T13" style:family="text">
      <style:text-properties fo:font-weight="bold" officeooo:rsid="002cbd4a" style:font-weight-asian="bold" style:font-weight-complex="bold"/>
    </style:style>
    <style:style style:name="T14" style:family="text">
      <style:text-properties fo:font-weight="bold" officeooo:rsid="002cf171" style:font-weight-asian="bold" style:font-weight-complex="bold"/>
    </style:style>
    <style:style style:name="T15" style:family="text">
      <style:text-properties fo:font-weight="bold" officeooo:rsid="002eb51f" style:font-weight-asian="bold" style:font-weight-complex="bold"/>
    </style:style>
    <style:style style:name="T16" style:family="text">
      <style:text-properties fo:font-weight="bold" officeooo:rsid="003009de" style:font-weight-asian="bold" style:font-weight-complex="bold"/>
    </style:style>
    <style:style style:name="T17" style:family="text">
      <style:text-properties fo:font-weight="bold" officeooo:rsid="0045626d" style:font-weight-asian="bold" style:font-weight-complex="bold"/>
    </style:style>
    <style:style style:name="T18" style:family="text">
      <style:text-properties fo:font-style="italic"/>
    </style:style>
    <style:style style:name="T19" style:family="text">
      <style:text-properties fo:font-style="italic" officeooo:rsid="00395652" style:font-style-asian="italic" style:font-style-complex="italic"/>
    </style:style>
    <style:style style:name="T20" style:family="text">
      <style:text-properties fo:font-style="italic" officeooo:rsid="004bec59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009de" style:font-style-asian="italic" style:font-weight-asian="normal" style:font-style-complex="italic" style:font-weight-complex="normal"/>
    </style:style>
    <style:style style:name="T23" style:family="text">
      <style:text-properties officeooo:rsid="001b4914"/>
    </style:style>
    <style:style style:name="T24" style:family="text">
      <style:text-properties officeooo:rsid="001bf838"/>
    </style:style>
    <style:style style:name="T25" style:family="text">
      <style:text-properties fo:font-weight="normal" officeooo:rsid="001fa648" style:font-weight-asian="normal" style:font-weight-complex="normal"/>
    </style:style>
    <style:style style:name="T26" style:family="text">
      <style:text-properties fo:font-weight="normal" officeooo:rsid="003fdc46" style:font-weight-asian="normal" style:font-weight-complex="normal"/>
    </style:style>
    <style:style style:name="T27" style:family="text">
      <style:text-properties fo:font-weight="normal" officeooo:rsid="0041aa32" style:font-weight-asian="normal" style:font-weight-complex="normal"/>
    </style:style>
    <style:style style:name="T28" style:family="text">
      <style:text-properties officeooo:rsid="0022c30b"/>
    </style:style>
    <style:style style:name="T29" style:family="text">
      <style:text-properties officeooo:rsid="00257875"/>
    </style:style>
    <style:style style:name="T30" style:family="text">
      <style:text-properties officeooo:rsid="00395652"/>
    </style:style>
    <style:style style:name="T3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2" style:family="text">
      <style:text-properties fo:font-size="12pt" fo:font-style="italic" fo:font-weight="normal" officeooo:rsid="003009de" style:font-size-asian="12pt" style:font-style-asian="italic" style:font-weight-asian="normal" style:font-size-complex="12pt" style:font-style-complex="italic" style:font-weight-complex="normal"/>
    </style:style>
    <style:style style:name="T33" style:family="text">
      <style:text-properties fo:font-size="12pt" fo:font-style="italic" fo:font-weight="normal" officeooo:rsid="003cd6a3" style:font-size-asian="12pt" style:font-style-asian="italic" style:font-weight-asian="normal" style:font-size-complex="12pt" style:font-style-complex="italic" style:font-weight-complex="normal"/>
    </style:style>
    <style:style style:name="T34" style:family="text">
      <style:text-properties fo:font-size="12pt" fo:font-style="italic" fo:font-weight="normal" officeooo:rsid="003db7ed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officeooo:rsid="002c2815"/>
    </style:style>
    <style:style style:name="T36" style:family="text">
      <style:text-properties officeooo:rsid="003f7778"/>
    </style:style>
    <style:style style:name="T37" style:family="text">
      <style:text-properties officeooo:rsid="00468adb"/>
    </style:style>
    <style:style style:name="T38" style:family="text">
      <style:text-properties officeooo:rsid="004978b7"/>
    </style:style>
    <style:style style:name="T39" style:family="text">
      <style:text-properties officeooo:rsid="004a6e25"/>
    </style:style>
    <style:style style:name="T40" style:family="text">
      <style:text-properties officeooo:rsid="004f700f"/>
    </style:style>
    <style:style style:name="T41" style:family="text">
      <style:text-properties officeooo:rsid="00552c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339in" fo:text-indent="-0.25in" fo:margin-left="1.0339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839in" fo:text-indent="-0.25in" fo:margin-left="1.2839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339in" fo:text-indent="-0.25in" fo:margin-left="1.5339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839in" fo:text-indent="-0.25in" fo:margin-left="1.7839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339in" fo:text-indent="-0.25in" fo:margin-left="2.0339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839in" fo:text-indent="-0.25in" fo:margin-left="2.2839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339in" fo:text-indent="-0.25in" fo:margin-left="2.5339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839in" fo:text-indent="-0.25in" fo:margin-left="2.7839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339in" fo:text-indent="-0.25in" fo:margin-left="3.0339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839in" fo:text-indent="-0.25in" fo:margin-left="3.2839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0. März 2015 – Sonnenfinsternis</text:p>
      <text:p text:style-name="P20"><text:tab/><text:span text:style-name="T12">so allgemein:</text:span></text:p>
      <text:list xml:id="list6612466185954823647" text:style-name="L1">
        <text:list-item>
          <text:p text:style-name="P21"><text:span text:style-name="T35">d</text:span>a war <text:s/>Frühlingsbeginn!! (bei uns auf der Nordhalbkugel)</text:p>
        </text:list-item>
        <text:list-item>
          <text:p text:style-name="P22">mit &gt; 400 Kilometer zimlich breit (so flacher Winkel und so → la<text:span text:style-name="T36">e</text:span>ngere Schatten)</text:p>
        </text:list-item>
        <text:list-item>
          <text:p text:style-name="P25"><text:span text:style-name="T26">Total: <text:s/>Neufundland, Grönland, Island, Färöer-Inseln und Spitzbergen</text:span></text:p>
        </text:list-item>
        <text:list-item>
          <text:p text:style-name="P25"><text:span text:style-name="T26">ost zu west </text:span><text:span text:style-name="T27">(am Ende beim Nordpol)</text:span></text:p>
        </text:list-item>
      </text:list>
      <text:p text:style-name="P19"><text:tab/><text:span text:style-name="T13">So more spezific:</text:span></text:p>
      <text:list xml:id="list1713515616196576176" text:style-name="L2">
        <text:list-item>
          <text:p text:style-name="P26">Die partielle Phase der Finsternis war von Europa, Nordafrika, dem westlichen und nördlichen Asien und Grönland zu sehen</text:p>
        </text:list-item>
        <text:list-item>
          <text:p text:style-name="P26">In Mitteleuropa lag der Bedeckungsgrad zwischen 60 und 85 Prozent, wobei er im Nordwesten größer war als im Südosten.</text:p>
        </text:list-item>
        <text:list-item>
          <text:p text:style-name="P26">Ungefähr eine Minute später, um 9:38 MEZ, begann sie in Berlin und endete um 11:58 MEZ. Hier war die Bedeckung um 10:47 MEZ am größten. </text:p>
        </text:list-item>
        <text:list-item>
          <text:p text:style-name="P26">Die größte Bedeckung in Deutschland gab es am Ellenbogen bei List auf Sylt mit 83,1 Prozent.</text:p>
        </text:list-item>
        <text:list-item>
          <text:p text:style-name="P26">Aus der Sicht eines Betrachters wanderte der Mond im Verlauf der Finsternis vom rechten zum linken Sonnenrand und überdeckte dabei einen entsprechend großen, oberen Teil der Sonnenscheibe.</text:p>
        </text:list-item>
      </text:list>
      <text:p text:style-name="P1"/>
      <text:p text:style-name="P1"/>
      <text:p text:style-name="P13">24. März 2015 - längere Öffnungszeiten <text:span text:style-name="T1">fuer 300 Schulen</text:span></text:p>
      <text:p text:style-name="P7"><text:tab/><text:span text:style-name="T15">Ok vorher war's mal uebelst scheisse.....</text:span></text:p>
      <text:p text:style-name="P7"><text:tab/>Bisher ist die Ganztagsbetreuung ein völliges Durcheinander. An vielen Grundschulen <text:tab/>dauert sie nur über die Mittagszeit bis 14 Uhr, an anderen geht sie bis 15.30 oder 16 Uhr. <text:tab/>Sehr oft werden die Gruppen ehrenamtlich von Eltern organisiert, die nun um ihre Projekte <text:tab/>bangen. Freitags wird an vielen Grundschulen überhaupt keine Betreuung angeboten.</text:p>
      <text:p text:style-name="P7"><text:tab/><text:span text:style-name="T3">Dann:</text:span></text:p>
      <text:p text:style-name="P7"><text:tab/>Mit dem neuen Konzept soll das Durcheinander ein Ende haben. Der Freistaat will die <text:tab/>Angebote vereinheitlichen und sie in seine Regie und die der Kommunen überführen. Ein <text:tab/>wichtiger Schritt ist, dass künftig nur noch Fachkräfte die Kinder betreuen sollen. Damit <text:tab/>verschärft sich freilich das Buhlen der Kommunen um Erzieher und Sozialpädagogen.</text:p>
      <text:p text:style-name="P7"><text:tab/>Denn anders als beim gebundenen Ganztag werden die Kinder im offenen Angebot <text:tab/>nachmittags nicht von Lehrern unterrichtet, sondern von Erziehern betreut. Eltern, die sich <text:tab/>bislang ehrenamtlich engagierten, können sich zur "Ergänzungskraft" weiterbilden.</text:p>
      <text:p text:style-name="P10"><text:span text:style-name="T14"><text:tab/>…..</text:span><text:span text:style-name="T15">und jetzt wohl nicht mehr ganz soooo</text:span></text:p>
      <text:p text:style-name="P10"><text:tab/>Im Freistaat wird es vom Schuljahr 2015/16 an in 300 Grund- und Förderschulen von <text:tab/>montags bis freitags eine Ganztagsbetreuung geben. An einem Drittel von ihnen läuft sie <text:tab/>sogar bis 18 Uhr. Das haben Ministerpräsident Horst Seehofer und die Vorsitzenden der <text:tab/>kommunalen Spitzenverbände am Dienstag in der Staatskanzlei in München besiegelt. <text:tab/>Außerdem wird im Rahmen des Modells eine Ferienbetreuung für die Schüler angeboten, <text:tab/>deren Eltern das wünschen. In den folgenden Jahren soll das neue Angebot um tausend <text:tab/>Gruppen pro Schuljahr ausgeweitet werden - bis der Bedarf an Ganztagsbetreuung in Bayern <text:tab/>gedeckt ist.</text:p>
      <text:p text:style-name="P7"/>
      <text:p text:style-name="P1"/>
      <text:p text:style-name="P14"><text:span text:style-name="T1">25. März 2015</text:span> - GNOME 3.16 Released</text:p>
      <text:p text:style-name="P1"><text:tab/><text:span text:style-name="T7">was ist gnome:</text:span></text:p>
      <text:list xml:id="list2718957188785462752" text:style-name="L3">
        <text:list-item>
          <text:p text:style-name="P29">Gnome<text:bookmark text:name="cite_ref-2"/> ist eine Desktop-Umgebung für Unix- und Unix-ähnliche Systeme mit einer grafischen Benutzeroberfläche und einer Sammlung von Programmen für den täglichen Gebrauch. Gnome wird unter den freien Lizenzen GPL und LGPL veröffentlicht und ist Teil des GNU-Projekts.</text:p>
        </text:list-item>
      </text:list>
      <text:p text:style-name="P8"><text:soft-page-break/><text:tab/><text:span text:style-name="T8">Und <text:s/></text:span><text:span text:style-name="T9">was ist soo toll </text:span><text:span text:style-name="T17">a</text:span><text:span text:style-name="T9">n de</text:span><text:span text:style-name="T17">m</text:span><text:span text:style-name="T9"> update</text:span><text:span text:style-name="T8">?</text:span></text:p>
      <text:p text:style-name="P9"><text:span text:style-name="T19">F</text:span><text:span text:style-name="T8"><text:tab/><text:tab/></text:span><text:span text:style-name="T28">GTK+ support fuer OpenGL</text:span></text:p>
      <text:p text:style-name="P9"><text:span text:style-name="T19">i</text:span><text:tab/><text:tab/><text:span text:style-name="T38">neue</text:span> GLib <text:span text:style-name="T38">R</text:span>eferen<text:span text:style-name="T38">z fuer besseres Debugging</text:span></text:p>
      <text:p text:style-name="P9"><text:span text:style-name="T20">l</text:span><text:span text:style-name="T30"><text:tab/><text:tab/>builder (gnome ide)</text:span></text:p>
      <text:p text:style-name="P9"><text:span text:style-name="T20">m</text:span><text:tab/><text:tab/><text:span text:style-name="T39">besserer Kalender</text:span></text:p>
      <text:p text:style-name="P9"><text:span text:style-name="T20">&lt;</text:span><text:tab/><text:tab/><text:span text:style-name="T39">neues eBook management tool</text:span></text:p>
      <text:p text:style-name="P24"><text:span text:style-name="T20">3</text:span><text:tab/><text:tab/><text:span text:style-name="T40">brandneues</text:span> <text:span text:style-name="T40">Benachrichtigungs</text:span>system</text:p>
      <text:p text:style-name="P9"><text:tab/><text:span text:style-name="T10">und wie </text:span><text:span text:style-name="T11">viel aufwand ist das??</text:span></text:p>
      <text:p text:style-name="P1"><text:tab/><text:span text:style-name="T2">6 Monate entwicklungszeit</text:span></text:p>
      <text:p text:style-name="P1"><text:tab/>33,525 <text:span text:style-name="T41">Veraenderungen</text:span> <text:span text:style-name="T41">von</text:span> 1043 <text:span text:style-name="T41">A</text:span>uthor<text:span text:style-name="T41">en</text:span></text:p>
      <text:p text:style-name="P1"/>
      <text:p text:style-name="P1"/>
      <text:p text:style-name="P15">2<text:span text:style-name="T24">5</text:span>. März 2015 – <text:span text:style-name="T24">neues von den Houthi-Rebellen</text:span></text:p>
      <text:p text:style-name="P2"><text:tab/><text:span text:style-name="T5">Situation:</text:span></text:p>
      <text:p text:style-name="P5"><text:tab/>Im Jemen herrschen seit Jahren politisches Chaos und Gewalt. Die Houthi-Rebellen, die aus <text:tab/>dem Norden des Landes stammen, waren seit dem Sommer auf Sanaa vorgerückt, im Januar <text:tab/>übernahmen sie mit der Einnahme des Präsidentenpalasts die Kontrolle über die Hauptstadt. <text:tab/>Die Lage eskalierte, nachdem am Freitag bei Bombenanschlägen in der von den Houthi <text:tab/>kontrollierten Hauptstadt Sanaa mehr als 130 Menschen getötet wurden.</text:p>
      <text:p text:style-name="P6"><text:span text:style-name="T33">Wo-des-liegt</text:span><text:span text:style-name="T31"> – </text:span><text:span text:style-name="T32">Film </text:span><text:span text:style-name="T34">O_0</text:span></text:p>
      <text:p text:style-name="P2"><text:tab/><text:span text:style-name="T6">Was gibt's neues:</text:span></text:p>
      <text:p text:style-name="P3"><text:tab/>Die schiitischen Houthi-Rebellen kommen dem Zufluchtsort Aden des Präsidenten Hadi <text:tab/>immer näher. Angeblich haben sie den Verteidigungsminister schon festgenommen. Indes ist <text:tab/>von Luftangriffen auf den Präsidentenpalast die Rede. </text:p>
      <text:p text:style-name="P27"><text:tab/><text:tab/><text:span text:style-name="T23">ZuBild:</text:span></text:p>
      <text:p text:style-name="P28"><text:tab/><text:tab/>Auf der Flucht: Jemens Präsident Abed Rabbo Mansur Hadi bei einer <text:tab/><text:tab/><text:tab/><text:tab/>Fernsehansprache am vergangenen Samstag </text:p>
      <text:p text:style-name="P4"><text:tab/>Die schiitischen Houthi-Rebellen haben nach eigenen Angaben angeblich den <text:tab/>Verteidigungsminister des Jemen festgenommen. Mahmud al-Subaihi sei in der Stadt Huta <text:tab/>gefasst worden, teilte der Sprecher der Rebellen, Mohammed Abdulsalam, am Mittwoch in <text:tab/>einem Fernsehsender der Miliz mit.</text:p>
      <text:p text:style-name="P4"><text:tab/>Die Aufständischen stehen im Südjemen angeblich nur noch rund 50 Kilometer vor dem <text:tab/>bisherigen Zufluchtsort von Präsident Abed Rabbo Mansur Hadi. Ein Angriff auf die <text:tab/>Hafenstadt Aden könnte unmittelbar bevorstehen. In der Nacht zum Mittwoch hatten die <text:tab/>Aufständischen nach Angaben lokaler Quellen die Kontrolle über die Luftwaffenbasis Al <text:tab/>Anad nördlich von Aden übernommen. Erst vor vier Tagen hatten die Vereinigten Staaten <text:tab/>aus Sicherheitsgründen eigene in der jemenitischen Basis stationierte Soldaten abgezogen.</text:p>
      <text:p text:style-name="P11"><text:tab/><text:span text:style-name="T16">Und sonst so?</text:span></text:p>
      <text:h text:style-name="P16" text:outline-level="2"><text:tab/><text:tab/>Präsidenten-Berater dementiert Hadis Flucht</text:h>
      <text:p text:style-name="P17"><text:tab/><text:tab/>Ein ranghoher Berater des jemenitischen Präsidenten Abd Rabbo Mansur Hadi hat <text:tab/><text:tab/>aber Angaben über die angebliche Flucht des Staatschefs dementiert. Hadi sei „an <text:tab/><text:tab/>einen sicheren Ort in Aden“ gebracht worden, sagte der Berater. Zuvor hatte ein <text:tab/><text:tab/><text:tab/>Vertreter der Präsidentengarde gesagt, der von den Houthi-Rebellen bedrängte <text:tab/><text:tab/><text:tab/>Präsident habe an Bord eines Hubschraubers den Präsidentenpalast Al Maatschik in <text:tab/><text:tab/>der Hafenstadt in Richtung Ausland verlassen, um an einem nicht genannten Ort <text:tab/><text:tab/><text:tab/>Zuflucht zu suchen.</text:p>
      <text:p text:style-name="P18"><text:span text:style-name="T5"><text:tab/></text:span><text:span text:style-name="T21"><text:tab/>Chaos – </text:span><text:span text:style-name="T22">Film &lt;33</text:span></text:p>
      <text:p text:style-name="P17"><text:tab/><text:tab/>Inzwischen berichten die Nachrichtenagentur AFP und dpa von Luftangriffen auf den <text:soft-page-break/><text:tab/><text:tab/>Präsidentenpalast in Aden. Das verlaute aus jemenitischen Sicherheitskreisen. Ein <text:tab/><text:tab/>Kampfflugzeug habe mindestens drei Raketen auf die Residenz abgefeuert, <text:tab/><text:tab/><text:tab/>berichtete die lokale Nachrichtenseite „Aden al-Ghad“ unter Berufung auf <text:tab/><text:tab/><text:tab/>Augenzeugen. Bodentruppen hätten das Feuer erwidert. Über Opfer war zunächst <text:tab/><text:tab/>nichts bekannt.</text:p>
      <text:p text:style-name="P17"><text:tab/><text:tab/>Erst vor wenigen Wochen musste Hadi aus der Hauptstadt Sanaa in den Süden <text:tab/><text:tab/><text:tab/>fliehen, nachdem die Aufständischen dort die Kontrolle übernommen hatten. Vor <text:tab/><text:tab/>wenigen Tagen begannen die Houthis mit einem Vormarsch gen Süden.</text:p>
      <text:p text:style-name="P17"><text:tab/><text:tab/>Al Anad wurde in der Vergangenheit von den Amerikanern als Drohnen-Stützpunkt I<text:tab/><text:tab/>m Anti-Terror-Kampf genutzt. Amerikanische Soldaten trainierten dort zudem j<text:tab/><text:tab/><text:tab/>emenitische Spezialeinheiten. Die Houthis beherrschen seit Monaten große Teile des <text:tab/><text:tab/>Nordjemens sowie die Hauptstadt Sanaa. Dort hatten sie Hadi und Teile der <text:tab/><text:tab/><text:tab/>Regierung über Wochen festgesetz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andard_20__28_Web_29_" style:display-name="Standard (Web)" style:family="paragraph" style:parent-style-name="Standard">
      <style:paragraph-properties fo:margin-top="0.1945in" fo:margin-bottom="0.1945in" style:contextual-spacing="fals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anzeige" style:family="paragraph" style:parent-style-name="Standard">
      <style:paragraph-properties fo:margin-top="0.1945in" fo:margin-bottom="0.1945in" style:contextual-spacing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bsatz-Standardschriftart" style:family="text"/>
    <style:style style:name="nowrap" style:family="text" style:parent-style-name="Absatz-Standardschriftart"/>
    <style:style style:name="imagelabel" style:family="text" style:parent-style-name="Absatz-Standardschriftart"/>
    <style:style style:name="source" style:family="text" style:parent-style-name="Absatz-Standardschriftart"/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eor </meta:initial-creator>
    <meta:creation-date>2015-03-25T17:20:56.226965246</meta:creation-date>
    <dc:date>2015-03-25T20:03:30.059998961</dc:date>
    <dc:creator>adeor </dc:creator>
    <meta:editing-duration>PT2H5M17S</meta:editing-duration>
    <meta:editing-cycles>78</meta:editing-cycles>
    <meta:generator>LibreOffice/4.2.7.2$Linux_X86_64 LibreOffice_project/420m0$Build-2</meta:generator>
    <meta:document-statistic meta:table-count="0" meta:image-count="0" meta:object-count="0" meta:page-count="3" meta:paragraph-count="50" meta:word-count="943" meta:character-count="6557" meta:non-whitespace-character-count="5548"/>
  </office:meta>
</office:document-meta>
</file>